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6">
      <style:text-properties fo:font-style="normal" style:font-style-asian="normal" style:font-style-complex="normal"/>
    </style:style>
    <style:style style:name="P6" style:family="paragraph" style:parent-style-name="Text_20_body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tup for Pandemic with the On The Brink expansion</text:h>
      <text:p text:style-name="Text_20_body"/>
      <text:list xml:id="list203464969" text:style-name="L1">
        <text:list-item>
          <text:p text:style-name="P1">Place the board in the centre of the table within easy reach of all the players</text:p>
        </text:list-item>
        <text:list-item>
          <text:p text:style-name="P1">Shuffle the role cards and deal 1 to each player. <text:s/>Each player takes their corresponding pawn and puts it in Atlanta. <text:s/>Put excess Role cards and pawns (if any) back into the box.</text:p>
        </text:list-item>
        <text:list-item>
          <text:p text:style-name="P1">Place 1 Research Station in Atlanta, and place the others near the side of the board.</text:p>
        </text:list-item>
        <text:list-item>
          <text:p text:style-name="P1">Put the Outbreaks Marker on the "0" space of the Outbreaks Indicator, the Infection Rate Marker on the first space of the Infection Rate Track (marked "2") and the 4 Cure Markers near the Cures Discovered area of the board.</text:p>
        </text:list-item>
        <text:list-item>
          <text:p text:style-name="P1">Separate the disease cubes by color and place them near the board in four separate piles.</text:p>
        </text:list-item>
        <text:list-item>
          <text:p text:style-name="P1">Pull the 6 Epidemic cards out of the Player card deck and set them aside for now.</text:p>
        </text:list-item>
        <text:list-item>
          <text:p text:style-name="P1">Shuffle the remaining Player cards (with the blue backs) and deal them to the players face down:</text:p>
        </text:list-item>
      </text:list>
      <text:list xml:id="list261991553" text:style-name="L5">
        <text:list-item>
          <text:p text:style-name="P4"><text:span text:style-name="T1">4</text:span> player game: <text:span text:style-name="T1">2</text:span> cards each</text:p>
        </text:list-item>
        <text:list-item>
          <text:p text:style-name="P4"><text:span text:style-name="T1">3</text:span> player game: <text:span text:style-name="T1">3</text:span> cards each</text:p>
        </text:list-item>
        <text:list-item>
          <text:p text:style-name="P4"><text:span text:style-name="T1">2</text:span> player game: <text:span text:style-name="T1">4</text:span> cards each</text:p>
        </text:list-item>
      </text:list>
      <text:list xml:id="list2141999498" text:style-name="L2">
        <text:list-item>
          <text:p text:style-name="P2">Divide the remaining Player cards into a number of piles according to how difficult you'd like to make the game. <text:s/>Make the piles as equal in size as is possible.</text:p>
        </text:list-item>
      </text:list>
      <text:list xml:id="list1416052785" text:style-name="L3">
        <text:list-item>
          <text:p text:style-name="P3">For the <text:span text:style-name="T1">Introductory Game</text:span>, divide the cards into <text:span text:style-name="T1">4</text:span> piles. <text:s/><text:span text:style-name="T2">(Use this option if this is your first game.)</text:span> </text:p>
        </text:list-item>
        <text:list-item>
          <text:p text:style-name="P3">For the <text:span text:style-name="T1">Normal Game</text:span>, divide the cards into <text:span text:style-name="T1">5</text:span> piles.</text:p>
        </text:list-item>
        <text:list-item>
          <text:p text:style-name="P3">For the <text:span text:style-name="T1">Heroic Game</text:span>, divide the cards into <text:span text:style-name="T1">6</text:span> piles. <text:s/><text:span text:style-name="T2">(Once you've mastered the Normal Game.)</text:span></text:p>
        </text:list-item>
      </text:list>
      <text:list xml:id="list1406319541" text:style-name="L6">
        <text:list-item>
          <text:p text:style-name="P5">Shuffle an Epidemic card into each pile. <text:s/>Stack the piles on top of each other to form the Player Draw Pile. <text:s/>(If the piles aren't exactly the same size, stack them so that the larger piles are above the smaller piles.) <text:s/>Put any excess Epidemic cards back into the box.</text:p>
        </text:list-item>
        <text:list-item>
          <text:p text:style-name="P5">Shuffle the Infection cards (with the green backs) and place them face down on the board to form the Infection Draw Pile.</text:p>
        </text:list-item>
        <text:list-item>
          <text:p text:style-name="P5">Put the initial disease cubes on the board:</text:p>
        </text:list-item>
      </text:list>
      <text:list xml:id="list854451092" text:style-name="L7">
        <text:list-item>
          <text:p text:style-name="P6">Draw 3 cards from the Infection Draw Pile and place them face up into the Infection Discard Pile. <text:s/>For each card drawn, add <text:span text:style-name="T1">3</text:span> cubes (of the color of the card) to each pictured city.</text:p>
        </text:list-item>
        <text:list-item>
          <text:p text:style-name="P6">Draw 3 more cards and do the same thing as above, but add <text:span text:style-name="T1">2</text:span> cubes to each pictured city.</text:p>
        </text:list-item>
        <text:list-item>
          <text:p text:style-name="P6">Draw 3 final cards and do the same as above, but add <text:span text:style-name="T1">1</text:span> cube to each ci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Longair</meta:initial-creator>
    <meta:creation-date>2011-08-04T11:27:37</meta:creation-date>
    <meta:document-statistic meta:table-count="0" meta:image-count="0" meta:object-count="0" meta:page-count="1" meta:paragraph-count="21" meta:word-count="428" meta:character-count="2179"/>
    <dc:date>2011-08-04T11:42:39</dc:date>
    <dc:creator>Mark Longair</dc:creator>
    <meta:editing-duration>PT15M6S</meta:editing-duration>
    <meta:editing-cycles>1</meta:editing-cycles>
    <meta:generator>LibreOffice/3.3$Linux LibreOffice_project/330m19$Build-202</meta:generator>
  </office:meta>
</office:document-meta>
</file>